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4c529" officeooo:paragraph-rsid="0014c529"/>
    </style:style>
    <style:style style:name="P2" style:family="paragraph" style:parent-style-name="Title">
      <style:text-properties officeooo:rsid="0014c529" officeooo:paragraph-rsid="0014c529"/>
    </style:style>
    <style:style style:name="P3" style:family="paragraph" style:parent-style-name="Text_20_body">
      <style:text-properties fo:font-weight="bold" officeooo:rsid="0014c529" officeooo:paragraph-rsid="0014c529" style:font-weight-asian="bold" style:font-weight-complex="bold"/>
    </style:style>
    <style:style style:name="P4" style:family="paragraph" style:parent-style-name="Text_20_body">
      <style:text-properties fo:font-style="normal" officeooo:rsid="0014c529" officeooo:paragraph-rsid="0014c529" style:font-style-asian="normal" style:font-style-complex="normal"/>
    </style:style>
    <style:style style:name="P5" style:family="paragraph" style:parent-style-name="Text_20_body">
      <style:text-properties fo:font-style="normal" fo:font-weight="bold" officeooo:rsid="0014c529" officeooo:paragraph-rsid="0014c529" style:font-style-asian="normal" style:font-weight-asian="bold" style:font-style-complex="normal" style:font-weight-complex="bold"/>
    </style:style>
    <style:style style:name="P6" style:family="paragraph" style:parent-style-name="Text_20_body">
      <style:paragraph-properties fo:break-before="page"/>
      <style:text-properties fo:font-style="normal" fo:font-weight="bold" officeooo:rsid="0014c529" officeooo:paragraph-rsid="0014c529" style:font-style-asian="normal" style:font-weight-asian="bold" style:font-style-complex="normal" style:font-weight-complex="bold"/>
    </style:style>
    <style:style style:name="P7" style:family="paragraph" style:parent-style-name="Text_20_body">
      <style:text-properties fo:font-style="normal" fo:font-weight="normal" officeooo:rsid="0014c529" officeooo:paragraph-rsid="0014c529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152b8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istening</text:p>
      <text:p text:style-name="P1">11th January 2024<text:tab/><text:tab/><text:tab/><text:tab/><text:tab/><text:tab/><text:tab/><text:tab/><text:span text:style-name="T3">Francisco Crespo Martín</text:span></text:p>
      <text:p text:style-name="P1"/>
      <text:p text:style-name="P3">Ejercicio 2</text:p>
      <text:p text:style-name="P1">1. What informtion does Tim want to know?</text:p>
      <text:p text:style-name="P1">How many people in the studio use Facebook.</text:p>
      <text:p text:style-name="P1"/>
      <text:p text:style-name="P1">2. Mark started learning how to write cimputer programs _.</text:p>
      <text:p text:style-name="P1">When he got his first computer.</text:p>
      <text:p text:style-name="P1"/>
      <text:p text:style-name="P1">3. Mark first developed Facebook for _.</text:p>
      <text:p text:style-name="P1">Harvard University students.</text:p>
      <text:p text:style-name="P1"/>
      <text:p text:style-name="P1">4. Mark moved to California to _.</text:p>
      <text:p text:style-name="P1">Find people to help him develop his site.</text:p>
      <text:p text:style-name="P1"/>
      <text:p text:style-name="P1">5. What is unusual about the way Mark lives?</text:p>
      <text:p text:style-name="P1">He doesn’t live like a rich person.</text:p>
      <text:p text:style-name="P1"/>
      <text:p text:style-name="P1">6. According to Tim, the film <text:span text:style-name="T1">The Social Network</text:span><text:span text:style-name="T2"> _.</text:span></text:p>
      <text:p text:style-name="P4">Is true in some parts but not in the other.</text:p>
      <text:p text:style-name="P1"><text:span text:style-name="T2"/></text:p>
      <text:p text:style-name="P1"><text:span text:style-name="T2"/></text:p>
      <text:p text:style-name="P5">Ejercicio 3</text:p>
      <text:p text:style-name="P4">1. Tim is being interviewed about Mark Zuckerberg because he _ about Mark.</text:p>
      <text:p text:style-name="P4">2. According to Tim, one out of every eight people on world uses Facebook every day.</text:p>
      <text:p text:style-name="P4">3. When he started Facebook, Mark was 19 years old.</text:p>
      <text:p text:style-name="P4">4. Mark stopped _ when he moved to California.</text:p>
      <text:p text:style-name="P4">5. After only one year, Facebook had more than a million and a half members.</text:p>
      <text:p text:style-name="P4">6. Mark likes wearing jeans and t-shirts at work.</text:p>
      <text:p text:style-name="P6">Watch the video. What are three advantages of this phone? What is one disadvantage?</text:p>
      <text:p text:style-name="P7">Advantages:</text:p>
      <text:p text:style-name="P7">- The cammera app tells you which side you must face.</text:p>
      <text:p text:style-name="P7">- It switches the screen to face the user.</text:p>
      <text:p text:style-name="P7">- It uses less space when folded.</text:p>
      <text:p text:style-name="P7">Disadvantages:</text:p>
      <text:p text:style-name="P7">-The apps opens when you fold it.</text:p>
      <text:p text:style-name="P7">- It’s not perfect.</text:p>
      <text:p text:style-name="P7">-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1T17:54:59.543000000</meta:creation-date>
    <dc:date>2024-01-22T16:33:32.902000000</dc:date>
    <meta:editing-duration>PT44M23S</meta:editing-duration>
    <meta:editing-cycles>2</meta:editing-cycles>
    <meta:generator>LibreOffice/7.6.1.2$Windows_X86_64 LibreOffice_project/f5defcebd022c5bc36bbb79be232cb6926d8f674</meta:generator>
    <meta:document-statistic meta:table-count="0" meta:image-count="0" meta:object-count="0" meta:page-count="2" meta:paragraph-count="31" meta:word-count="231" meta:character-count="1235" meta:non-whitespace-character-count="1028"/>
  </office:meta>
</office:document-meta>
</file>